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B2000001E0F4B768A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41cm" svg:height="21cm" svg:x="0.2cm" svg:y="0cm">
          <draw:image xlink:href="Pictures/10000000000003B2000001E0F4B768A3.jpg" xlink:type="simple" xlink:show="embed" xlink:actuate="onLoad">
            <text:p/>
          </draw:image>
        </draw:frame>
        <draw:custom-shape draw:style-name="gr2" draw:text-style-name="P2" draw:layer="layout" svg:width="15.6cm" svg:height="4.8cm" svg:x="24.7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1-16T11:51:42</meta:creation-date>
    <dc:date>2014-11-16T11:53:44</dc:date>
    <dc:creator>Jeff Gomes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